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30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P Math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complexité de la vérification pour k&lt;n fixé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uver complexité de la vérification pour k&lt;n fixé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Pour un graphe de taille n, il y a n</text:span><text:span text:style-name="T4">k</text:span><text:span text:style-name="T3"> sous graphes distincts de taille k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*(n-1)*(n-2)... =&gt; n!-(n-k)! </text:span></text:p>
                  </text:list-item>
                </text:list>
              </text:list-item>
              <text:list-item>
                <text:p text:style-name="P7"><text:span text:style-name="T3">On vérifie si chaque noued du sous graphe est relié à tous les autres noueds du sous-graphe: k</text:span><text:span text:style-name="T4">2</text:span></text:p>
                <text:list>
                  <text:list-item>
                    <text:p text:style-name="P7"><text:span text:style-name="T5">k*(k-1)</text:span></text:p>
                  </text:list-item>
                </text:list>
              </text:list-item>
              <text:list-item>
                <text:p text:style-name="P7"><text:span text:style-name="T3">La compléxité totale est donc de O(n</text:span><text:span text:style-name="T4">k </text:span><text:span text:style-name="T3">k</text:span><text:span text:style-name="T4">2</text:span><text:span text:style-name="T3">)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que le k-coloration est NP-comple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1.065cm" svg:y="1.993cm" presentation:class="title" presentation:user-transformed="true">
          <draw:text-box>
            <text:p text:style-name="P5"><text:span text:style-name="T2">Prouver que le k-coloration est NP-complet</text:span></text:p>
          </draw:text-box>
        </draw:frame>
        <draw:frame draw:name="Shape 67" presentation:style-name="pr5" draw:text-style-name="P8" draw:layer="layout" svg:width="23.667cm" svg:height="9.489cm" svg:x="1.065cm" svg:y="3.959cm" presentation:class="outline" presentation:user-transformed="true">
          <draw:text-box>
            <text:list text:style-name="L4">
              <text:list-item>
                <text:p text:style-name="P7"><text:span text:style-name="T3">“</text:span><text:span text:style-name="T3">Trouver une clique de taille k est NP-complet”</text:span></text:p>
              </text:list-item>
              <text:list-item>
                <text:p text:style-name="P7"><text:span text:style-name="T3">Si une couleur est répétée dans une clique, les deux noeuds de même couleur sont forcément adjacentes car tous les noeuds de la clique le son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onc, k doit être &gt;= que la tailel de la clique la plus grande</text:span></text:p>
                  </text:list-item>
                </text:list>
              </text:list-item>
              <text:list-item>
                <text:p text:style-name="P7"><text:span text:style-name="T3">Trouver si un graphe est k-coloriable revient à verifier (PROUVER) qui un graphe n’a pas de clique de taille k+1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émentation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mplémentation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Test matrices</text:span></text:p>
              </text:list-item>
              <text:list-item>
                <text:p text:style-name="P7"><text:span text:style-name="T3">Brute force</text:span></text:p>
              </text:list-item>
              <text:list-item>
                <text:p text:style-name="P7"><text:span text:style-name="T3">Heuristic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3-22T19:18:28.494830747</dc:date>
    <meta:editing-duration>PT1M43S</meta:editing-duration>
    <meta:editing-cycles>3</meta:editing-cycles>
    <meta:document-statistic meta:object-count="44"/>
  </office:meta>
</office:document-meta>
</file>